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Author</text:p>
      <text:p text:style-name="Date">23 February 2019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1" text:outline-level="1"><text:bookmark-start text:name="section-in-simple-include"/>Section in simple include<text:bookmark-end text:name="section-in-simple-include"/></text:h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1" text:outline-level="1"><text:bookmark-start text:name="section-in-recursive-include"/>Section in recursive include<text:bookmark-end text:name="section-in-recursive-include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2" text:outline-level="2"><text:bookmark-start text:name="subsection-in-recursive-include"/>Subsection in recursive include<text:bookmark-end text:name="subsection-in-recursive-include"/></text:h>
      <text:p text:style-name="First_20_paragraph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1" text:outline-level="1"><text:bookmark-start text:name="second-section-in-simple-include"/>Second section in simple include<text:bookmark-end text:name="second-section-in-simple-include"/></text:h>
      <text:p text:style-name="First_20_paragraph">Test text.</text:p>
      <text:p text:style-name="Text_20_body">Text after simple include.</text:p>
      <text:h text:style-name="Heading_20_2" text:outline-level="2"><text:bookmark-start text:name="subsection"/>Subsection<text:bookmark-end text:name="subsection"/></text:h>
      <text:p text:style-name="First_20_paragraph">This is a new paragraph. This text is <text:span text:style-name="T5">Small Caps</text:span>.</text:p>
      <text:h text:style-name="Heading_20_1" text:outline-level="1"><text:bookmark-start text:name="this-is-a-second-section"/>This is a second section<text:bookmark-end text:name="this-is-a-second-section"/></text:h>
      <text:p text:style-name="First_20_paragraph">And this is <text:span text:style-name="T1">even more italic text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4</meta:generator>
    <dc:title>The Title</dc:title>
    <dc:description/>
    <dc:subject>Version: cc3e617-dirty, Mon Mar 8 19:04:15 2021 +0100</dc:subject>
    <meta:keyword/>
    <dc:language>en-GB</dc:language>
    <meta:initial-creator>Author</meta:initial-creator>
    <dc:creator>Author</dc:creator>
    <meta:creation-date>2021-03-09T07:07:59Z</meta:creation-date>
    <dc:date>2021-03-09T07:07:59Z</dc:date>
    <meta:user-defined meta:name="date" meta:value-type="string">23 February 2019</meta:user-defined>
    <meta:user-defined meta:name="docversion" meta:value-type="string">cc3e617-dirty, Mon Mar 8 19:04:15 2021 +0100</meta:user-defined>
  </office:meta>
</office:document-meta>
</file>